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top="0.3333in"/>
    </style:style>
    <style:style style:name="P19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2/2023<text:bookmark-end text:name="Text14"/></text:p>
            <text:p text:style-name="Normální">KVOP-27382/2023<text:bookmark-end text:name="Text2"/></text:p>
            <text:p text:style-name="Normální"><text:bookmark-start text:name="Text6"/>24. 07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M<text:bookmark-end text:name="Text9"/>. S.</text:p>
            <text:p text:style-name="Normální"><text:bookmark-start text:name="Text10"/></text:p>
            <text:p text:style-name="Normální"><text:bookmark-end text:name="Text10"/></text:p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S.,</text:p>
      <text:p text:style-name="Základnítext">dne 19. 7. 2023 obdržela Kancelář veřejného ochránce práv Vaši žádost o informace. Žádáte o zaslání „sborníku stanovisek VOP“.</text:p>
      <text:p text:style-name="Základnítext"><text:span text:style-name="Silné">Dávám</text:span><text:span text:style-name="Silné">e Vám tyto informace</text:span>:</text:p>
      <text:p text:style-name="Základnítext">Ochránce vydal již řadu sborníků stanovisek na různá témata (např. pohřebnictví, památková péče, rodina a dítě, odstraňování staveb atd.). Předpokládám, že Vás zajímá ten sborník, který se věnuje vězeňství. Zasílám Vám tedy Sborník stanovisek veřejného ochránce práv Vězeňství II z roku 2019. Pro úplnost dodávám, že k vězeňství ochránce žádný další sborník nevydal a v současné době není ani připravován.</text:p>
      <text:p text:style-name="Základnítext">S pozdravem</text:p>
      <text:p text:style-name="P18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>Příloha</text:p>
      <text:p text:style-name="P19">Sborník stanovisek veřejného ochránce práv Vězeňství II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PA4R*</text:span></text:p>
        <text:p text:style-name="P12"><text:span text:style-name="T13">KVOPX00DPA4R</text:span>KVOPX00DPA4R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9-14T09:34:00Z</meta:creation-date>
    <dc:date>2023-09-14T09:37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38" meta:character-count="954" meta:row-count="6" meta:non-whitespace-character-count="817"/>
  </office:meta>
</office:document-meta>
</file>